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01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0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wrap-option="no-wrap"/>
    </style:style>
    <style:style style:name="ce107" style:family="table-cell" style:parent-style-name="Default">
      <style:text-properties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4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17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108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1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1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no-wrap"/>
    </style:style>
    <style:style style:name="ce15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3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23" style:family="table-cell" style:parent-style-name="Default">
      <style:table-cell-properties fo:background-color="#dddddd" style:vertical-align="middle"/>
      <style:text-properties fo:font-size="10.5pt" style:font-size-asian="10.5pt" style:font-size-complex="10.5pt"/>
    </style:style>
    <style:style style:name="ce124" style:family="table-cell" style:parent-style-name="Default">
      <style:table-cell-properties fo:border="0.06pt solid #000000" style:vertical-align="middle"/>
      <style:text-properties fo:font-size="10.5pt" style:font-size-asian="10.5pt" style:font-size-complex="10.5pt"/>
    </style:style>
    <style:style style:name="ce130" style:family="table-cell" style:parent-style-name="Default">
      <style:table-cell-properties fo:background-color="#dddddd" fo:border="none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dddddd" fo:border-left="0.06pt solid #000000" fo:border-right="0.06pt solid #000000" fo:border-top="none" style:vertical-align="middle"/>
      <style:text-properties fo:font-size="10.5pt" style:font-size-asian="10.5pt" style:font-size-complex="10.5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6"/>
          <table:table-cell table:style-name="ce36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6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37" table:number-columns-repeated="13"/>
          <table:table-cell table:number-columns-repeated="1004"/>
        </table:table-row>
        <table:table-row table:style-name="ro5">
          <table:table-cell table:style-name="ce37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37"/>
          <table:table-cell table:style-name="ce37"/>
          <table:table-cell table:number-columns-repeated="1004"/>
        </table:table-row>
        <table:table-row table:style-name="ro4">
          <table:table-cell table:style-name="ce37" table:number-columns-repeated="13"/>
          <table:table-cell table:number-columns-repeated="1004"/>
        </table:table-row>
        <table:table-row table:style-name="ro6">
          <table:table-cell table:style-name="ce37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37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37"/>
          <table:table-cell table:number-columns-repeated="1004"/>
        </table:table-row>
        <table:table-row table:style-name="ro6">
          <table:table-cell table:style-name="ce37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37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37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37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37" table:number-columns-repeated="9"/>
          <table:table-cell table:number-columns-repeated="1004"/>
        </table:table-row>
        <table:table-row table:style-name="ro8"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style-name="ce48" table:number-columns-repeated="3"/>
          <table:table-cell table:style-name="ce37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37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9">
          <table:table-cell table:style-name="ce37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37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18"/>
        <table:table-column table:style-name="co6" table:default-cell-style-name="ce105"/>
        <table:table-column table:style-name="co6" table:default-cell-style-name="ce118"/>
        <table:table-column table:style-name="co6" table:default-cell-style-name="ce105"/>
        <table:table-column table:style-name="co6" table:default-cell-style-name="ce118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34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Book data</text:p>
          </table:table-cell>
          <table:covered-table-cell table:number-columns-repeated="2" table:style-name="ce48"/>
          <table:covered-table-cell table:style-name="ce72"/>
          <table:covered-table-cell table:style-name="ce114"/>
          <table:covered-table-cell table:number-columns-repeated="8" table:style-name="ce121"/>
          <table:covered-table-cell table:style-name="ce48"/>
          <table:covered-table-cell table:number-columns-repeated="2" table:style-name="Default"/>
          <table:table-cell/>
          <table:table-cell table:style-name="ce84" office:value-type="string" calcext:value-type="string">
            <text:p>PC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89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99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/>
          <table:table-cell table:style-name="ce93" table:number-columns-repeated="2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81" office:value-type="string" calcext:value-type="string" table:number-columns-spanned="1" table:number-rows-spanned="6">
            <text:p>Scalar C.</text:p>
          </table:table-cell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8"/>
        </table:table-row>
        <table:table-row table:style-name="ro7">
          <table:table-cell/>
          <table:covered-table-cell table:style-name="ce81"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8"/>
        </table:table-row>
        <table:table-row table:style-name="ro7">
          <table:table-cell/>
          <table:covered-table-cell table:style-name="ce81"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8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0.389003" calcext:value-type="float">
            <text:p>0.389003</text:p>
          </table:table-cell>
          <table:table-cell office:value-type="float" office:value="0.0054106" calcext:value-type="float">
            <text:p>0.0054106</text:p>
          </table:table-cell>
          <table:table-cell table:number-columns-repeated="5"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/>
          <table:table-cell table:style-name="ce105"/>
          <table:table-cell table:style-name="ce122" table:number-columns-repeated="5"/>
          <table:table-cell/>
          <table:table-cell table:style-name="ce122" table:number-columns-repeated="2"/>
          <table:table-cell/>
          <table:table-cell table:style-name="ce122" table:number-columns-repeated="2"/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4"/>
          <table:table-cell table:style-name="ce122" table:number-columns-repeated="2"/>
          <table:table-cell table:number-columns-repeated="2"/>
        </table:table-row>
        <table:table-row table:style-name="ro10">
          <table:table-cell/>
          <table:table-cell table:style-name="ce93" table:number-columns-repeated="2"/>
          <table:table-cell table:style-name="ce106" table:number-columns-repeated="3"/>
          <table:table-cell table:style-name="ce125" table:number-columns-repeated="10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Matrix C.</text:p>
          </table:table-cell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8"/>
        </table:table-row>
        <table:table-row table:style-name="ro7">
          <table:table-cell/>
          <table:covered-table-cell table:style-name="ce82"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8"/>
        </table:table-row>
        <table:table-row table:style-name="ro7">
          <table:table-cell/>
          <table:covered-table-cell table:style-name="ce82"/>
          <table:table-cell table:number-columns-repeated="5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number-columns-repeated="8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1.5" calcext:value-type="float">
            <text:p>1.5</text:p>
          </table:table-cell>
          <table:table-cell/>
          <table:table-cell office:value-type="float" office:value="0.239967" calcext:value-type="float">
            <text:p>0.239967</text:p>
          </table:table-cell>
          <table:table-cell office:value-type="float" office:value="0.0033376" calcext:value-type="float">
            <text:p>0.0033376</text:p>
          </table:table-cell>
          <table:table-cell table:number-columns-repeated="5"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/>
          <table:table-cell table:style-name="ce122" table:number-columns-repeated="6"/>
          <table:table-cell/>
          <table:table-cell table:style-name="ce122" table:number-columns-repeated="2"/>
          <table:table-cell/>
          <table:table-cell table:style-name="ce122" table:number-columns-repeated="2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22" table:number-columns-repeated="3"/>
          <table:table-cell/>
          <table:table-cell table:style-name="ce122" table:number-columns-repeated="6"/>
          <table:table-cell table:style-name="ce143"/>
          <table:table-cell table:style-name="ce122" table:number-columns-repeated="2"/>
          <table:table-cell/>
          <table:table-cell table:style-name="ce122"/>
          <table:table-cell table:number-columns-repeated="3"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" calcext:value-type="float">
            <text:p>1.030364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7488" calcext:value-type="float">
            <text:p>1.17488</text:p>
          </table:table-cell>
          <table:table-cell office:value-type="float" office:value="0.016584" calcext:value-type="float">
            <text:p>0.016584</text:p>
          </table:table-cell>
          <table:table-cell/>
          <table:table-cell office:value-type="float" office:value="74.19381" calcext:value-type="float">
            <text:p>74.19381</text:p>
          </table:table-cell>
          <table:table-cell office:value-type="float" office:value="1.038065" calcext:value-type="float">
            <text:p>1.038065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400407" calcext:value-type="float">
            <text:p>1.400407</text:p>
          </table:table-cell>
          <table:table-cell office:value-type="float" office:value="0.0198815" calcext:value-type="float">
            <text:p>0.0198815</text:p>
          </table:table-cell>
          <table:table-cell/>
          <table:table-cell office:value-type="float" office:value="73.82348" calcext:value-type="float">
            <text:p>73.82348</text:p>
          </table:table-cell>
          <table:table-cell office:value-type="float" office:value="1.0466905" calcext:value-type="float">
            <text:p>1.0466905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899663" calcext:value-type="float">
            <text:p>0.899663</text:p>
          </table:table-cell>
          <table:table-cell office:value-type="float" office:value="0.012513" calcext:value-type="float">
            <text:p>0.012513</text:p>
          </table:table-cell>
          <table:table-cell/>
          <table:table-cell office:value-type="float" office:value="0.3568303" calcext:value-type="float">
            <text:p>0.3568303</text:p>
          </table:table-cell>
          <table:table-cell office:value-type="float" office:value="0.004968" calcext:value-type="float">
            <text:p>0.004968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1.221656" calcext:value-type="float">
            <text:p>1.221656</text:p>
          </table:table-cell>
          <table:table-cell table:style-name="ce122" office:value-type="float" office:value="0.017087" calcext:value-type="float">
            <text:p>0.017087</text:p>
          </table:table-cell>
          <table:table-cell/>
          <table:table-cell table:style-name="ce122" office:value-type="float" office:value="1.262353" calcext:value-type="float">
            <text:p>1.262353</text:p>
          </table:table-cell>
          <table:table-cell table:style-name="ce122" office:value-type="float" office:value="0.017739" calcext:value-type="float">
            <text:p>0.017739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22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.336603" calcext:value-type="float">
            <text:p>0.336603</text:p>
          </table:table-cell>
          <table:table-cell table:style-name="ce122" office:value-type="float" office:value="0.00469" calcext:value-type="float">
            <text:p>0.00469</text:p>
          </table:table-cell>
          <table:table-cell/>
          <table:table-cell table:style-name="ce122" office:value-type="float" office:value="1.271393" calcext:value-type="float">
            <text:p>1.271393</text:p>
          </table:table-cell>
          <table:table-cell office:value-type="float" office:value="0.017714" calcext:value-type="float">
            <text:p>0.017714</text:p>
          </table:table-cell>
          <table:table-cell table:number-columns-repeated="2"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82" office:value-type="string" calcext:value-type="string" table:number-columns-spanned="1" table:number-rows-spanned="6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" calcext:value-type="float">
            <text:p>0.910745</text:p>
          </table:table-cell>
          <table:table-cell office:value-type="float" office:value="0.01255" calcext:value-type="float">
            <text:p>0.01255</text:p>
          </table:table-cell>
          <table:table-cell/>
          <table:table-cell office:value-type="float" office:value="1.103347" calcext:value-type="float">
            <text:p>1.103347</text:p>
          </table:table-cell>
          <table:table-cell office:value-type="float" office:value="0.015422" calcext:value-type="float">
            <text:p>0.015422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097881" calcext:value-type="float">
            <text:p>1.097881</text:p>
          </table:table-cell>
          <table:table-cell office:value-type="float" office:value="0.015497" calcext:value-type="float">
            <text:p>0.015497</text:p>
          </table:table-cell>
          <table:table-cell/>
          <table:table-cell office:value-type="float" office:value="1.2703796" calcext:value-type="float">
            <text:p>1.2703796</text:p>
          </table:table-cell>
          <table:table-cell office:value-type="float" office:value="0.0177742" calcext:value-type="float">
            <text:p>0.0177742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6020663" calcext:value-type="float">
            <text:p>0.6020663</text:p>
          </table:table-cell>
          <table:table-cell office:value-type="float" office:value="0.008547" calcext:value-type="float">
            <text:p>0.008547</text:p>
          </table:table-cell>
          <table:table-cell/>
          <table:table-cell office:value-type="float" office:value="0.847058" calcext:value-type="float">
            <text:p>0.847058</text:p>
          </table:table-cell>
          <table:table-cell office:value-type="float" office:value="0.012009" calcext:value-type="float">
            <text:p>0.012009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683711" calcext:value-type="float">
            <text:p>0.683711</text:p>
          </table:table-cell>
          <table:table-cell office:value-type="float" office:value="0.009509" calcext:value-type="float">
            <text:p>0.009509</text:p>
          </table:table-cell>
          <table:table-cell/>
          <table:table-cell office:value-type="float" office:value="1.779381" calcext:value-type="float">
            <text:p>1.779381</text:p>
          </table:table-cell>
          <table:table-cell office:value-type="float" office:value="0.024774" calcext:value-type="float">
            <text:p>0.024774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12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0" calcext:value-type="float">
            <text:p>0</text:p>
          </table:table-cell>
          <table:table-cell table:number-columns-repeated="2"/>
          <table:table-cell table:style-name="ce122" office:value-type="float" office:value="0.6911703" calcext:value-type="float">
            <text:p>0.6911703</text:p>
          </table:table-cell>
          <table:table-cell table:style-name="ce122" office:value-type="float" office:value="0.009667" calcext:value-type="float">
            <text:p>0.009667</text:p>
          </table:table-cell>
          <table:table-cell/>
          <table:table-cell table:style-name="ce122" office:value-type="float" office:value="1.131074" calcext:value-type="float">
            <text:p>1.131074</text:p>
          </table:table-cell>
          <table:table-cell table:style-name="ce122" office:value-type="float" office:value="0.015894" calcext:value-type="float">
            <text:p>0.015894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22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22" office:value-type="float" office:value="1" calcext:value-type="float">
            <text:p>1</text:p>
          </table:table-cell>
          <table:table-cell/>
          <table:table-cell table:style-name="ce122" office:value-type="float" office:value="1" calcext:value-type="float">
            <text:p>1</text:p>
          </table:table-cell>
          <table:table-cell table:number-columns-repeated="2"/>
          <table:table-cell table:style-name="ce122" office:value-type="float" office:value="0.2666377" calcext:value-type="float">
            <text:p>0.2666377</text:p>
          </table:table-cell>
          <table:table-cell table:style-name="ce122" office:value-type="float" office:value="0.003716" calcext:value-type="float">
            <text:p>0.003716</text:p>
          </table:table-cell>
          <table:table-cell/>
          <table:table-cell table:style-name="ce122" office:value-type="float" office:value="1.231574" calcext:value-type="float">
            <text:p>1.231574</text:p>
          </table:table-cell>
          <table:table-cell office:value-type="float" office:value="0.017159" calcext:value-type="float">
            <text:p>0.017159</text:p>
          </table:table-cell>
          <table:table-cell table:number-columns-repeated="2"/>
        </table:table-row>
        <table:table-row table:style-name="ro10">
          <table:table-cell/>
          <table:table-cell table:style-name="ce93"/>
          <table:table-cell table:style-name="ce48"/>
          <table:table-cell table:style-name="ce106" table:number-columns-repeated="4"/>
          <table:table-cell table:style-name="ce125" table:number-columns-repeated="6"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4" office:value-type="string" calcext:value-type="string" table:number-columns-spanned="1" table:number-rows-spanned="4">
            <text:p>Prophet</text:p>
          </table:table-cell>
          <table:table-cell table:number-columns-repeated="19"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 table:number-columns-repeated="3"/>
          <table:table-cell table:style-name="ce122"/>
          <table:table-cell/>
          <table:table-cell table:style-name="ce122"/>
          <table:table-cell table:number-columns-repeated="2"/>
          <table:table-cell table:style-name="ce122" table:number-columns-repeated="2"/>
          <table:table-cell table:number-columns-repeated="5"/>
        </table:table-row>
        <table:table-row table:style-name="ro7">
          <table:table-cell/>
          <table:covered-table-cell/>
          <table:table-cell/>
          <table:table-cell table:style-name="ce122" table:number-columns-repeated="3"/>
          <table:table-cell table:number-columns-repeated="3"/>
          <table:table-cell table:style-name="ce122"/>
          <table:table-cell/>
          <table:table-cell table:style-name="ce122"/>
          <table:table-cell table:number-columns-repeated="2"/>
          <table:table-cell table:style-name="ce122" table:number-columns-repeated="2"/>
          <table:table-cell/>
          <table:table-cell table:style-name="ce122" table:number-columns-repeated="2"/>
          <table:table-cell table:number-columns-repeated="2"/>
        </table:table-row>
        <table:table-row table:style-name="ro7">
          <table:table-cell/>
          <table:covered-table-cell/>
          <table:table-cell table:style-name="ce93"/>
          <table:table-cell table:style-name="ce122" table:number-columns-repeated="3"/>
          <table:table-cell table:style-name="ce125"/>
          <table:table-cell table:number-columns-repeated="2"/>
          <table:table-cell table:style-name="ce122"/>
          <table:table-cell/>
          <table:table-cell table:style-name="ce122"/>
          <table:table-cell table:number-columns-repeated="2"/>
          <table:table-cell table:style-name="ce122"/>
          <table:table-cell table:style-name="ce134"/>
          <table:table-cell/>
          <table:table-cell table:style-name="ce122"/>
          <table:table-cell table:number-columns-repeated="3"/>
        </table:table-row>
        <table:table-row table:style-name="ro10">
          <table:table-cell/>
          <table:table-cell table:style-name="ce93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  <table:table-row table:style-name="ro4">
          <table:table-cell table:style-name="Default" table:number-columns-repeated="20"/>
          <table:table-cell/>
        </table:table-row>
        <table:table-row table:style-name="ro12">
          <table:table-cell table:style-name="Default"/>
          <table:table-cell table:style-name="Default" office:value-type="string" calcext:value-type="string">
            <text:p>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3" table:number-columns-repeated="3"/>
          <table:table-cell office:value-type="float" office:value="1" calcext:value-type="float">
            <text:p>1</text:p>
          </table:table-cell>
          <table:table-cell table:style-name="ce113"/>
          <table:table-cell office:value-type="float" office:value="0" calcext:value-type="float">
            <text:p>0</text:p>
          </table:table-cell>
          <table:table-cell table:style-name="ce113" table:number-columns-repeated="2"/>
          <table:table-cell office:value-type="float" office:value="0.389886" calcext:value-type="float">
            <text:p>0.389886</text:p>
          </table:table-cell>
          <table:table-cell office:value-type="float" office:value="0.005298" calcext:value-type="float">
            <text:p>0.005298</text:p>
          </table:table-cell>
          <table:table-cell table:style-name="Default" table:number-columns-repeated="4"/>
          <table:table-cell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3" table:number-columns-repeated="3"/>
          <table:table-cell office:value-type="float" office:value="1" calcext:value-type="float">
            <text:p>1</text:p>
          </table:table-cell>
          <table:table-cell table:style-name="ce113"/>
          <table:table-cell office:value-type="float" office:value="0" calcext:value-type="float">
            <text:p>0</text:p>
          </table:table-cell>
          <table:table-cell table:style-name="ce113" table:number-columns-repeated="2"/>
          <table:table-cell office:value-type="float" office:value="0.143598" calcext:value-type="float">
            <text:p>0.143598</text:p>
          </table:table-cell>
          <table:table-cell office:value-type="float" office:value="0.001978" calcext:value-type="float">
            <text:p>0.001978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4"/>
          <table:table-cell/>
        </table:table-row>
        <table:table-row table:style-name="ro12">
          <table:table-cell table:style-name="Default"/>
          <table:table-cell table:style-name="Default" office:value-type="string" calcext:value-type="string">
            <text:p>V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3" table:number-columns-repeated="3"/>
          <table:table-cell office:value-type="float" office:value="1" calcext:value-type="float">
            <text:p>1</text:p>
          </table:table-cell>
          <table:table-cell table:style-name="ce113"/>
          <table:table-cell office:value-type="float" office:value="2" calcext:value-type="float">
            <text:p>2</text:p>
          </table:table-cell>
          <table:table-cell table:style-name="ce113" table:number-columns-repeated="2"/>
          <table:table-cell office:value-type="float" office:value="0.570281" calcext:value-type="float">
            <text:p>0.570281</text:p>
          </table:table-cell>
          <table:table-cell office:value-type="float" office:value="0.007749" calcext:value-type="float">
            <text:p>0.007749</text:p>
          </table:table-cell>
          <table:table-cell table:style-name="Default" table:number-columns-repeated="4"/>
          <table:table-cell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3" table:number-columns-repeated="3"/>
          <table:table-cell office:value-type="float" office:value="1" calcext:value-type="float">
            <text:p>1</text:p>
          </table:table-cell>
          <table:table-cell table:style-name="ce113"/>
          <table:table-cell office:value-type="float" office:value="1" calcext:value-type="float">
            <text:p>1</text:p>
          </table:table-cell>
          <table:table-cell table:style-name="ce113" table:number-columns-repeated="2"/>
          <table:table-cell office:value-type="float" office:value="0.200512" calcext:value-type="float">
            <text:p>0.200512</text:p>
          </table:table-cell>
          <table:table-cell office:value-type="float" office:value="0.002762" calcext:value-type="float">
            <text:p>0.002762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4"/>
          <table:table-cell/>
        </table:table-row>
        <table:table-row table:style-name="ro12">
          <table:table-cell table:style-name="Default"/>
          <table:table-cell table:style-name="Default" office:value-type="string" calcext:value-type="string">
            <text:p>BHT 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3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style-name="ce113"/>
          <table:table-cell table:number-columns-repeated="2"/>
          <table:table-cell table:style-name="Default" table:number-columns-repeated="4"/>
          <table:table-cell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3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13"/>
          <table:table-cell office:value-type="float" office:value="0.061557" calcext:value-type="float">
            <text:p>0.061557</text:p>
          </table:table-cell>
          <table:table-cell office:value-type="float" office:value="0.000848" calcext:value-type="float">
            <text:p>0.000848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Default" table:number-columns-repeated="3"/>
          <table:table-cell table:style-name="ce79" table:number-columns-repeated="13"/>
          <table:table-cell table:style-name="Default" table:number-columns-repeated="4"/>
          <table:table-cell/>
        </table:table-row>
        <table:table-row table:style-name="ro12">
          <table:table-cell table:style-name="Default"/>
          <table:table-cell table:style-name="Default" office:value-type="string" calcext:value-type="string">
            <text:p>BHT VAR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3"/>
          <table:table-cell table:style-name="ce105" table:number-columns-repeated="2"/>
          <table:table-cell/>
          <table:table-cell table:style-name="ce105"/>
          <table:table-cell/>
          <table:table-cell table:style-name="ce105"/>
          <table:table-cell table:style-name="ce113"/>
          <table:table-cell table:number-columns-repeated="2"/>
          <table:table-cell table:style-name="Default" table:number-columns-repeated="4"/>
          <table:table-cell/>
        </table:table-row>
        <table:table-row table:style-name="ro12">
          <table:table-cell table:style-name="Default"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3"/>
          <table:table-cell table:number-columns-repeated="2" table:style-name="ce10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.5</text:p>
          </table:table-cell>
          <table:table-cell table:style-name="ce133"/>
          <table:table-cell office:value-type="float" office:value="0.058076" calcext:value-type="float">
            <text:p>0.058076</text:p>
          </table:table-cell>
          <table:table-cell office:value-type="float" office:value="0.00080006" calcext:value-type="float">
            <text:p>0.00080006</text:p>
          </table:table-cell>
          <table:table-cell table:style-name="Default" table:number-columns-repeated="4"/>
          <table:table-cell/>
        </table:table-row>
      </table:table>
      <table:table table:name="Stack loss" table:style-name="ta1">
        <table:table-column table:style-name="co1" table:default-cell-style-name="ce48"/>
        <table:table-column table:style-name="co10" table:default-cell-style-name="ce93"/>
        <table:table-column table:style-name="co11" table:default-cell-style-name="ce74"/>
        <table:table-column table:style-name="co12" table:default-cell-style-name="ce105"/>
        <table:table-column table:style-name="co13" table:default-cell-style-name="ce105"/>
        <table:table-column table:style-name="co14" table:default-cell-style-name="ce105"/>
        <table:table-column table:style-name="co11" table:default-cell-style-name="ce118"/>
        <table:table-column table:style-name="co6" table:number-columns-repeated="2" table:default-cell-style-name="ce125"/>
        <table:table-column table:style-name="co6" table:default-cell-style-name="ce105"/>
        <table:table-column table:style-name="co6" table:default-cell-style-name="ce125"/>
        <table:table-column table:style-name="co6" table:default-cell-style-name="ce105"/>
        <table:table-column table:style-name="co6" table:default-cell-style-name="ce125"/>
        <table:table-column table:style-name="co11" table:default-cell-style-name="ce118"/>
        <table:table-column table:style-name="co6" table:number-columns-repeated="2" table:default-cell-style-name="ce105"/>
        <table:table-column table:style-name="co1" table:default-cell-style-name="ce106"/>
        <table:table-column table:style-name="co6" table:number-columns-repeated="2" table:default-cell-style-name="ce134"/>
        <table:table-column table:style-name="co1" table:default-cell-style-name="ce48"/>
        <table:table-column table:style-name="co6" table:default-cell-style-name="Default"/>
        <table:table-row table:style-name="ro10">
          <table:table-cell/>
          <table:table-cell table:style-name="ce48" table:number-columns-repeated="18"/>
          <table:table-cell table:number-columns-repeated="2"/>
        </table:table-row>
        <table:table-row table:style-name="ro11">
          <table:table-cell/>
          <table:table-cell table:style-name="ce66"/>
          <table:table-cell table:style-name="ce72"/>
          <table:table-cell table:style-name="ce101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4"/>
          <table:covered-table-cell table:style-name="ce117"/>
          <table:covered-table-cell table:style-name="ce127"/>
          <table:covered-table-cell table:number-columns-repeated="8" table:style-name="ce131"/>
          <table:covered-table-cell table:style-name="ce4"/>
          <table:covered-table-cell table:number-columns-repeated="2" table:style-name="ce25"/>
          <table:table-cell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/>
          <table:table-cell table:style-name="ce66"/>
          <table:table-cell table:style-name="ce72"/>
          <table:table-cell table:style-name="ce48" table:number-columns-repeated="3"/>
          <table:table-cell table:style-name="ce72" table:number-columns-repeated="10"/>
          <table:table-cell table:style-name="ce48" table:number-columns-repeated="3"/>
          <table:table-cell table:number-columns-repeated="2"/>
        </table:table-row>
        <table:table-row table:style-name="ro6">
          <table:table-cell/>
          <table:table-cell table:style-name="ce48"/>
          <table:table-cell table:style-name="ce73"/>
          <table:table-cell table:style-name="ce10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15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number-columns-repeated="2"/>
        </table:table-row>
        <table:table-row table:style-name="ro6">
          <table:table-cell table:number-columns-repeated="2"/>
          <table:table-cell table:style-name="ce93"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39"/>
          <table:table-cell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number-columns-repeated="2"/>
        </table:table-row>
        <table:table-row table:style-name="ro7">
          <table:table-cell/>
          <table:table-cell table:style-name="ce95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93"/>
          <table:table-cell table:style-name="ce106" table:number-columns-repeated="3"/>
          <table:table-cell table:style-name="ce125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25" table:number-columns-repeated="3"/>
          <table:table-cell/>
          <table:table-cell table:style-name="ce125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10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5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3" calcext:value-type="float">
            <text:p>3</text:p>
          </table:table-cell>
          <table:table-cell table:style-name="ce118"/>
          <table:table-cell office:value-type="float" office:value="3" calcext:value-type="float">
            <text:p>3</text:p>
          </table:table-cell>
          <table:table-cell table:style-name="ce118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 office:value-type="float" office:value="1" calcext:value-type="float">
            <text:p>1</text:p>
          </table:table-cell>
          <table:table-cell table:style-name="ce118"/>
          <table:table-cell office:value-type="float" office:value="2" calcext:value-type="float">
            <text:p>2</text:p>
          </table:table-cell>
          <table:table-cell table:style-name="ce118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48"/>
          <table:table-cell table:style-name="ce106" table:number-columns-repeated="4"/>
          <table:table-cell table:number-columns-repeated="2"/>
          <table:table-cell table:style-name="ce125"/>
          <table:table-cell/>
          <table:table-cell table:style-name="ce125"/>
          <table:table-cell/>
          <table:table-cell table:style-name="ce106"/>
          <table:table-cell table:style-name="ce125" table:number-columns-repeated="2"/>
          <table:table-cell/>
          <table:table-cell table:style-name="ce106" table:number-columns-repeated="2"/>
          <table:table-cell table:number-columns-repeated="2"/>
        </table:table-row>
        <table:table-row table:style-name="ro7">
          <table:table-cell/>
          <table:table-cell table:style-name="ce96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8" table:number-columns-repeated="2"/>
          <table:table-cell/>
          <table:table-cell table:style-name="ce118"/>
          <table:table-cell/>
          <table:table-cell table:style-name="ce118"/>
          <table:table-cell table:number-columns-repeated="8"/>
        </table:table-row>
        <table:table-row table:style-name="ro10">
          <table:table-cell table:number-columns-repeated="2"/>
          <table:table-cell table:style-name="ce48" table:number-columns-repeated="5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3"/>
          <table:table-cell table:number-columns-repeated="2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2" office:value-type="string" calcext:value-type="string" table:number-columns-spanned="17" table:number-rows-spanned="1">
            <text:p>US Macroeconomic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40"/>
          <table:covered-table-cell table:number-columns-repeated="8" table:style-name="ce14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9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9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92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8.07662" calcext:value-type="float">
            <text:p>8.07662</text:p>
          </table:table-cell>
          <table:table-cell table:style-name="ce159" office:value-type="float" office:value="0.008" calcext:value-type="float">
            <text:p>0.00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7.84913" calcext:value-type="float">
            <text:p>7.84913</text:p>
          </table:table-cell>
          <table:table-cell table:style-name="ce111" office:value-type="float" office:value="0.005224" calcext:value-type="float">
            <text:p>0.00522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.181281" calcext:value-type="float">
            <text:p>10.181281</text:p>
          </table:table-cell>
          <table:table-cell table:style-name="ce119" office:value-type="float" office:value="0.004635" calcext:value-type="float">
            <text:p>0.00463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7" calcext:value-type="float">
            <text:p>7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4.08125" calcext:value-type="float">
            <text:p>24.08125</text:p>
          </table:table-cell>
          <table:table-cell table:style-name="ce111" office:value-type="float" office:value="0.007844" calcext:value-type="float">
            <text:p>0.007844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0.1" calcext:value-type="float">
            <text:p>0.1</text:p>
          </table:table-cell>
          <table:table-cell table:style-name="ce118"/>
          <table:table-cell table:style-name="ce119" office:value-type="float" office:value="3.76277" calcext:value-type="float">
            <text:p>3.76277</text:p>
          </table:table-cell>
          <table:table-cell table:style-name="ce119" office:value-type="float" office:value="0.003728" calcext:value-type="float">
            <text:p>0.00372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4.76088" calcext:value-type="float">
            <text:p>4.76088</text:p>
          </table:table-cell>
          <table:table-cell table:style-name="ce111" office:value-type="float" office:value="0.003168" calcext:value-type="float">
            <text:p>0.00316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" calcext:value-type="float">
            <text:p>10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.407309" calcext:value-type="float">
            <text:p>5.407309</text:p>
          </table:table-cell>
          <table:table-cell table:style-name="ce119" office:value-type="float" office:value="0.0024618" calcext:value-type="float">
            <text:p>0.002461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12" calcext:value-type="float">
            <text:p>12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8.83485" calcext:value-type="float">
            <text:p>18.83485</text:p>
          </table:table-cell>
          <table:table-cell table:style-name="ce111" office:value-type="float" office:value="0.0061352" calcext:value-type="float">
            <text:p>0.0061352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3" calcext:value-type="float">
            <text:p>3</text:p>
          </table:table-cell>
          <table:table-cell table:style-name="ce118"/>
          <table:table-cell table:style-name="ce119" office:value-type="float" office:value="1" calcext:value-type="float">
            <text:p>1</text:p>
          </table:table-cell>
          <table:table-cell table:style-name="ce118" table:number-columns-repeated="2"/>
          <table:table-cell table:style-name="ce119" office:value-type="float" office:value="5.331602" calcext:value-type="float">
            <text:p>5.331602</text:p>
          </table:table-cell>
          <table:table-cell table:style-name="ce119" office:value-type="float" office:value="0.005283" calcext:value-type="float">
            <text:p>0.00528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3.001591" calcext:value-type="float">
            <text:p>13.001591</text:p>
          </table:table-cell>
          <table:table-cell table:style-name="ce111" office:value-type="float" office:value="0.008653" calcext:value-type="float">
            <text:p>0.00865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6" calcext:value-type="float">
            <text:p>6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12.330068" calcext:value-type="float">
            <text:p>12.330068</text:p>
          </table:table-cell>
          <table:table-cell table:style-name="ce119" office:value-type="float" office:value="0.005613" calcext:value-type="float">
            <text:p>0.00561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46.157202" calcext:value-type="float">
            <text:p>46.157202</text:p>
          </table:table-cell>
          <table:table-cell table:style-name="ce111" office:value-type="float" office:value="0.015035" calcext:value-type="float">
            <text:p>0.015035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" calcext:value-type="float">
            <text:p>1</text:p>
          </table:table-cell>
          <table:table-cell table:style-name="ce118" table:number-columns-repeated="2"/>
          <table:table-cell table:style-name="ce119" office:value-type="float" office:value="8.0074231" calcext:value-type="float">
            <text:p>8.0074231</text:p>
          </table:table-cell>
          <table:table-cell table:style-name="ce119" office:value-type="float" office:value="0.007934" calcext:value-type="float">
            <text:p>0.00793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12.75254" calcext:value-type="float">
            <text:p>12.75254</text:p>
          </table:table-cell>
          <table:table-cell table:style-name="ce111" office:value-type="float" office:value="0.008487" calcext:value-type="float">
            <text:p>0.0084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9.902829" calcext:value-type="float">
            <text:p>9.902829</text:p>
          </table:table-cell>
          <table:table-cell table:style-name="ce119" office:value-type="float" office:value="0.004508" calcext:value-type="float">
            <text:p>0.004508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0.29263" calcext:value-type="float">
            <text:p>20.29263</text:p>
          </table:table-cell>
          <table:table-cell table:style-name="ce111" office:value-type="float" office:value="0.00661" calcext:value-type="float">
            <text:p>0.006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office:value-type="float" office:value="50" calcext:value-type="float">
            <text:p>5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1" office:value-type="string" calcext:value-type="string" table:number-columns-spanned="17" table:number-rows-spanned="1">
            <text:p>El-Nino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14"/>
          <table:covered-table-cell table:number-columns-repeated="8" table:style-name="ce12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9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9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57712" calcext:value-type="float">
            <text:p>0.257712</text:p>
          </table:table-cell>
          <table:table-cell table:style-name="ce119" office:value-type="float" office:value="0.011444" calcext:value-type="float">
            <text:p>0.01144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.242151" calcext:value-type="float">
            <text:p>0.242151</text:p>
          </table:table-cell>
          <table:table-cell table:style-name="ce111" office:value-type="float" office:value="0.010379" calcext:value-type="float">
            <text:p>0.010379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56466" calcext:value-type="float">
            <text:p>0.56466</text:p>
          </table:table-cell>
          <table:table-cell table:style-name="ce119" office:value-type="float" office:value="0.024495" calcext:value-type="float">
            <text:p>0.02449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string" calcext:value-type="string">
            <text:p>2 (4)</text:p>
          </table:table-cell>
          <table:table-cell table:style-name="ce111" office:value-type="string" calcext:value-type="string">
            <text:p>4 (2)</text:p>
          </table:table-cell>
          <table:table-cell table:style-name="ce111" office:value-type="string" calcext:value-type="string">
            <text:p>4 (1)</text:p>
          </table:table-cell>
          <table:table-cell table:style-name="ce111" office:value-type="string" calcext:value-type="string">
            <text:p>5 (3)</text:p>
          </table:table-cell>
          <table:table-cell table:style-name="ce111" office:value-type="string" calcext:value-type="string">
            <text:p>0 (0)</text:p>
          </table:table-cell>
          <table:table-cell table:style-name="ce111" office:value-type="string" calcext:value-type="string">
            <text:p>1 (1)</text:p>
          </table:table-cell>
          <table:table-cell table:style-name="ce118"/>
          <table:table-cell table:style-name="ce111" office:value-type="float" office:value="0.377475" calcext:value-type="float">
            <text:p>0.377475</text:p>
          </table:table-cell>
          <table:table-cell table:style-name="ce111" office:value-type="float" office:value="0.015965" calcext:value-type="float">
            <text:p>0.0159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41234" calcext:value-type="float">
            <text:p>0.241234</text:p>
          </table:table-cell>
          <table:table-cell table:style-name="ce119" office:value-type="float" office:value="0.010713" calcext:value-type="float">
            <text:p>0.01071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number-columns-repeated="2" table:style-name="ce111" office:value-type="float" office:value="6" calcext:value-type="float">
            <text:p>6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43"/>
          <table:table-cell table:style-name="ce111" office:value-type="float" office:value="0.216763" calcext:value-type="float">
            <text:p>0.216763</text:p>
          </table:table-cell>
          <table:table-cell table:style-name="ce111" office:value-type="float" office:value="0.009291" calcext:value-type="float">
            <text:p>0.009291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237101" calcext:value-type="float">
            <text:p>0.237101</text:p>
          </table:table-cell>
          <table:table-cell table:style-name="ce119" office:value-type="float" office:value="0.010285" calcext:value-type="float">
            <text:p>0.01028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.5" calcext:value-type="float">
            <text:p>1.5</text:p>
          </table:table-cell>
          <table:table-cell table:style-name="ce118"/>
          <table:table-cell table:style-name="ce111" office:value-type="float" office:value="0.387575" calcext:value-type="float">
            <text:p>0.387575</text:p>
          </table:table-cell>
          <table:table-cell table:style-name="ce111" office:value-type="float" office:value="0.016392" calcext:value-type="float">
            <text:p>0.016392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446114" calcext:value-type="float">
            <text:p>0.446114</text:p>
          </table:table-cell>
          <table:table-cell table:style-name="ce119" office:value-type="float" office:value="0.019811" calcext:value-type="float">
            <text:p>0.019811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1" calcext:value-type="float">
            <text:p>1</text:p>
          </table:table-cell>
          <table:table-cell table:style-name="ce118" table:number-columns-repeated="2"/>
          <table:table-cell table:style-name="ce111" office:value-type="float" office:value="0.456933" calcext:value-type="float">
            <text:p>0.456933</text:p>
          </table:table-cell>
          <table:table-cell table:style-name="ce111" office:value-type="float" office:value="0.019585" calcext:value-type="float">
            <text:p>0.019585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8" calcext:value-type="float">
            <text:p>8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543873" calcext:value-type="float">
            <text:p>0.543873</text:p>
          </table:table-cell>
          <table:table-cell table:style-name="ce119" office:value-type="float" office:value="0.023593" calcext:value-type="float">
            <text:p>0.0235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611451" calcext:value-type="float">
            <text:p>0.611451</text:p>
          </table:table-cell>
          <table:table-cell table:style-name="ce111" office:value-type="float" office:value="0.025861" calcext:value-type="float">
            <text:p>0.0258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16" calcext:value-type="float">
            <text:p>1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.784373" calcext:value-type="float">
            <text:p>1.784373</text:p>
          </table:table-cell>
          <table:table-cell table:style-name="ce119" office:value-type="float" office:value="0.079243" calcext:value-type="float">
            <text:p>0.07924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29" calcext:value-type="float">
            <text:p>2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0.774035" calcext:value-type="float">
            <text:p>0.774035</text:p>
          </table:table-cell>
          <table:table-cell table:style-name="ce111" office:value-type="float" office:value="0.033177" calcext:value-type="float">
            <text:p>0.03317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44" calcext:value-type="float">
            <text:p>44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0.751296" calcext:value-type="float">
            <text:p>0.751296</text:p>
          </table:table-cell>
          <table:table-cell table:style-name="ce119" office:value-type="float" office:value="0.032591" calcext:value-type="float">
            <text:p>0.03259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59" calcext:value-type="float">
            <text:p>59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0.78878" calcext:value-type="float">
            <text:p>0.78878</text:p>
          </table:table-cell>
          <table:table-cell table:style-name="ce111" office:value-type="float" office:value="0.033361" calcext:value-type="float">
            <text:p>0.0333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1" office:value-type="string" calcext:value-type="string" table:number-columns-spanned="17" table:number-rows-spanned="1">
            <text:p>Ozone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14"/>
          <table:covered-table-cell table:number-columns-repeated="8" table:style-name="ce12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9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9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0.888977" calcext:value-type="float">
            <text:p>10.888977</text:p>
          </table:table-cell>
          <table:table-cell table:style-name="ce119" office:value-type="float" office:value="0.294097" calcext:value-type="float">
            <text:p>0.29409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18236" calcext:value-type="float">
            <text:p>5.718236</text:p>
          </table:table-cell>
          <table:table-cell table:style-name="ce111" office:value-type="float" office:value="0.103824" calcext:value-type="float">
            <text:p>0.103824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number-columns-repeated="2"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" calcext:value-type="float">
            <text:p>6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59" office:value-type="float" office:value="2.436015" calcext:value-type="float">
            <text:p>2.436015</text:p>
          </table:table-cell>
          <table:table-cell table:style-name="ce159" office:value-type="float" office:value="0.048741" calcext:value-type="float">
            <text:p>0.04874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0.4" calcext:value-type="float">
            <text:p>0.4</text:p>
          </table:table-cell>
          <table:table-cell table:style-name="ce118"/>
          <table:table-cell table:style-name="ce111" office:value-type="float" office:value="10.32263" calcext:value-type="float">
            <text:p>10.32263</text:p>
          </table:table-cell>
          <table:table-cell table:style-name="ce111" office:value-type="float" office:value="0.305211" calcext:value-type="float">
            <text:p>0.305211</text:p>
          </table:table-cell>
          <table:table-cell table:style-name="ce106"/>
          <table:table-cell table:style-name="ce105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118"/>
          <table:table-cell table:style-name="ce119" office:value-type="float" office:value="7.210384" calcext:value-type="float">
            <text:p>7.210384</text:p>
          </table:table-cell>
          <table:table-cell table:style-name="ce119" office:value-type="float" office:value="0.194743" calcext:value-type="float">
            <text:p>0.19474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" calcext:value-type="float">
            <text:p>0.1</text:p>
          </table:table-cell>
          <table:table-cell table:style-name="ce143"/>
          <table:table-cell table:style-name="ce159" office:value-type="float" office:value="6.20447" calcext:value-type="float">
            <text:p>6.20447</text:p>
          </table:table-cell>
          <table:table-cell table:style-name="ce159" office:value-type="float" office:value="0.112652" calcext:value-type="float">
            <text:p>0.112652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.5" calcext:value-type="float">
            <text:p>1.5</text:p>
          </table:table-cell>
          <table:table-cell table:style-name="ce118"/>
          <table:table-cell table:style-name="ce119" office:value-type="float" office:value="2.079587" calcext:value-type="float">
            <text:p>2.079587</text:p>
          </table:table-cell>
          <table:table-cell table:style-name="ce119" office:value-type="float" office:value="0.041609" calcext:value-type="float">
            <text:p>0.041609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2" calcext:value-type="float">
            <text:p>2</text:p>
          </table:table-cell>
          <table:table-cell table:number-columns-repeated="2" table:style-name="ce111" office:value-type="float" office:value="5" calcext:value-type="float">
            <text:p>5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5.772838" calcext:value-type="float">
            <text:p>5.772838</text:p>
          </table:table-cell>
          <table:table-cell table:style-name="ce111" office:value-type="float" office:value="0.170686" calcext:value-type="float">
            <text:p>0.170686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8" calcext:value-type="float">
            <text:p>8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7.729553" calcext:value-type="float">
            <text:p>17.729553</text:p>
          </table:table-cell>
          <table:table-cell table:style-name="ce119" office:value-type="float" office:value="0.478853" calcext:value-type="float">
            <text:p>0.47885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0" calcext:value-type="float">
            <text:p>0</text:p>
          </table:table-cell>
          <table:table-cell table:style-name="ce118" table:number-columns-repeated="2"/>
          <table:table-cell table:style-name="ce111" office:value-type="float" office:value="11.504752" calcext:value-type="float">
            <text:p>11.504752</text:p>
          </table:table-cell>
          <table:table-cell table:style-name="ce111" office:value-type="float" office:value="0.208887" calcext:value-type="float">
            <text:p>0.2088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4" calcext:value-type="float">
            <text:p>4</text:p>
          </table:table-cell>
          <table:table-cell table:style-name="ce118"/>
          <table:table-cell table:style-name="ce119" office:value-type="float" office:value="2" calcext:value-type="float">
            <text:p>2</text:p>
          </table:table-cell>
          <table:table-cell table:style-name="ce118" table:number-columns-repeated="2"/>
          <table:table-cell table:style-name="ce119" office:value-type="float" office:value="3.667503" calcext:value-type="float">
            <text:p>3.667503</text:p>
          </table:table-cell>
          <table:table-cell table:style-name="ce119" office:value-type="float" office:value="0.073381" calcext:value-type="float">
            <text:p>0.073381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2" calcext:value-type="float">
            <text:p>2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23.335374" calcext:value-type="float">
            <text:p>23.335374</text:p>
          </table:table-cell>
          <table:table-cell table:style-name="ce111" office:value-type="float" office:value="0.689961" calcext:value-type="float">
            <text:p>0.689961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office:value-type="float" office:value="50" calcext:value-type="float">
            <text:p>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2" calcext:value-type="float">
            <text:p>2</text:p>
          </table:table-cell>
          <table:table-cell table:style-name="ce118"/>
          <table:table-cell table:style-name="ce119" office:value-type="float" office:value="0" calcext:value-type="float">
            <text:p>0</text:p>
          </table:table-cell>
          <table:table-cell table:style-name="ce118" table:number-columns-repeated="2"/>
          <table:table-cell table:style-name="ce119" office:value-type="float" office:value="14.834328" calcext:value-type="float">
            <text:p>14.834328</text:p>
          </table:table-cell>
          <table:table-cell table:style-name="ce119" office:value-type="float" office:value="0.400657" calcext:value-type="float">
            <text:p>0.40065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100" calcext:value-type="float">
            <text:p>10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 table:number-columns-repeated="3"/>
          <table:table-cell table:style-name="ce111" office:value-type="float" office:value="8" calcext:value-type="float">
            <text:p>8</text:p>
          </table:table-cell>
          <table:table-cell table:style-name="ce118"/>
          <table:table-cell table:style-name="ce111" office:value-type="float" office:value="2" calcext:value-type="float">
            <text:p>2</text:p>
          </table:table-cell>
          <table:table-cell table:style-name="ce118" table:number-columns-repeated="2"/>
          <table:table-cell table:style-name="ce111" office:value-type="float" office:value="12.964875" calcext:value-type="float">
            <text:p>12.964875</text:p>
          </table:table-cell>
          <table:table-cell table:style-name="ce111" office:value-type="float" office:value="0.235398" calcext:value-type="float">
            <text:p>0.235398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150" calcext:value-type="float">
            <text:p>15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 table:number-columns-repeated="3"/>
          <table:table-cell table:style-name="ce119" office:value-type="float" office:value="4" calcext:value-type="float">
            <text:p>4</text:p>
          </table:table-cell>
          <table:table-cell table:style-name="ce118"/>
          <table:table-cell table:style-name="ce119" office:value-type="float" office:value="3" calcext:value-type="float">
            <text:p>3</text:p>
          </table:table-cell>
          <table:table-cell table:style-name="ce118" table:number-columns-repeated="2"/>
          <table:table-cell table:style-name="ce119" office:value-type="float" office:value="5.311021" calcext:value-type="float">
            <text:p>5.311021</text:p>
          </table:table-cell>
          <table:table-cell table:style-name="ce119" office:value-type="float" office:value="0.106265" calcext:value-type="float">
            <text:p>0.106265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01" calcext:value-type="float">
            <text:p>20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8" table:number-columns-repeated="2"/>
          <table:table-cell table:style-name="ce111" office:value-type="float" office:value="7" calcext:value-type="float">
            <text:p>7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8" table:number-columns-repeated="2"/>
          <table:table-cell table:style-name="ce111" office:value-type="float" office:value="9.835163" calcext:value-type="float">
            <text:p>9.835163</text:p>
          </table:table-cell>
          <table:table-cell table:style-name="ce111" office:value-type="float" office:value="0.290798" calcext:value-type="float">
            <text:p>0.290798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1" office:value-type="string" calcext:value-type="string" table:number-columns-spanned="17" table:number-rows-spanned="1">
            <text:p>Night Visitors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14"/>
          <table:covered-table-cell table:number-columns-repeated="8" table:style-name="ce12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PC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9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9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39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05"/>
          <table:table-cell table:style-name="ce122" table:number-columns-repeated="5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1" calcext:value-type="float">
            <text:p>1</text:p>
          </table:table-cell>
          <table:table-cell table:style-name="ce122" office:value-type="float" office:value="54" calcext:value-type="float">
            <text:p>54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18"/>
          <table:table-cell table:style-name="ce122" office:value-type="float" office:value="399.454" calcext:value-type="float">
            <text:p>399.454</text:p>
          </table:table-cell>
          <table:table-cell table:style-name="ce122" office:value-type="float" office:value="0.045328" calcext:value-type="float">
            <text:p>0.045328</text:p>
          </table:table-cell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23" table:number-columns-repeated="3"/>
          <table:table-cell table:style-name="ce125" table:number-columns-repeated="10"/>
          <table:table-cell table:style-name="ce123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118"/>
          <table:table-cell table:style-name="ce124" table:number-columns-repeated="6"/>
          <table:table-cell table:style-name="ce135"/>
          <table:table-cell table:style-name="ce124" table:number-columns-repeated="2"/>
          <table:table-cell table:style-name="ce123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23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34"/>
          <table:table-cell table:style-name="ce123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74"/>
          <table:table-cell table:style-name="ce47" table:number-columns-repeated="2"/>
          <table:table-cell table:style-name="ce109"/>
          <table:table-cell table:style-name="ce47"/>
          <table:table-cell table:style-name="ce109"/>
          <table:table-cell table:style-name="ce74" table:number-columns-repeated="2"/>
          <table:table-cell table:style-name="ce116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4" table:number-columns-repeated="3"/>
          <table:table-cell table:style-name="ce74"/>
          <table:table-cell table:style-name="ce130" table:number-columns-repeated="2"/>
          <table:table-cell table:style-name="ce20"/>
          <table:table-cell table:style-name="ce130"/>
          <table:table-cell table:style-name="ce20"/>
          <table:table-cell table:style-name="ce130" table:number-columns-repeated="2"/>
          <table:table-cell table:style-name="ce20" table:number-columns-repeated="2"/>
          <table:table-cell table:style-name="ce48"/>
          <table:table-cell table:style-name="ce60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74" table:number-columns-repeated="3"/>
          <table:table-cell table:style-name="ce58"/>
          <table:table-cell table:style-name="ce74"/>
          <table:table-cell table:style-name="ce58"/>
          <table:table-cell table:style-name="ce74" table:number-columns-repeated="2"/>
          <table:table-cell table:style-name="ce58" table:number-columns-repeated="2"/>
          <table:table-cell table:style-name="ce48"/>
          <table:table-cell table:style-name="ce58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93"/>
          <table:table-cell table:style-name="ce47" table:number-columns-repeated="2"/>
          <table:table-cell table:style-name="ce110"/>
          <table:table-cell table:style-name="ce47"/>
          <table:table-cell table:style-name="ce110"/>
          <table:table-cell table:style-name="ce74" table:number-columns-repeated="2"/>
          <table:table-cell table:style-name="ce58"/>
          <table:table-cell table:style-name="ce60"/>
          <table:table-cell table:style-name="ce48"/>
          <table:table-cell table:style-name="ce58"/>
          <table:table-cell table:style-name="ce60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ce8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48" table:number-columns-repeated="3"/>
          <table:table-cell table:style-name="ce49"/>
          <table:table-cell table:style-name="ce48" table:number-columns-repeated="17"/>
          <table:table-cell/>
        </table:table-row>
        <table:table-row table:style-name="ro11">
          <table:table-cell table:style-name="ce48"/>
          <table:table-cell table:style-name="ce66"/>
          <table:table-cell table:style-name="ce72"/>
          <table:table-cell table:style-name="ce101" office:value-type="string" calcext:value-type="string" table:number-columns-spanned="17" table:number-rows-spanned="1">
            <text:p>Inflation data</text:p>
          </table:table-cell>
          <table:covered-table-cell table:style-name="ce128"/>
          <table:covered-table-cell table:number-columns-repeated="2" table:style-name="ce48"/>
          <table:covered-table-cell table:style-name="ce72"/>
          <table:covered-table-cell table:style-name="ce114"/>
          <table:covered-table-cell table:number-columns-repeated="8" table:style-name="ce121"/>
          <table:covered-table-cell table:style-name="ce48"/>
          <table:covered-table-cell table:number-columns-repeated="2"/>
          <table:table-cell table:style-name="ce48"/>
          <table:table-cell table:style-name="ce84" office:value-type="string" calcext:value-type="string">
            <text:p>Laptop</text:p>
          </table:table-cell>
        </table:table-row>
        <table:table-row table:style-name="ro10">
          <table:table-cell table:style-name="ce48"/>
          <table:table-cell table:style-name="ce66"/>
          <table:table-cell table:style-name="ce72"/>
          <table:table-cell table:style-name="ce100"/>
          <table:table-cell table:style-name="ce48" table:number-columns-repeated="3"/>
          <table:table-cell table:style-name="ce72" table:number-columns-repeated="10"/>
          <table:table-cell table:style-name="ce48" table:number-columns-repeated="4"/>
          <table:table-cell/>
        </table:table-row>
        <table:table-row table:style-name="ro6">
          <table:table-cell table:style-name="ce48" table:number-columns-repeated="2"/>
          <table:table-cell table:style-name="ce73"/>
          <table:table-cell table:style-name="ce89" office:value-type="string" calcext:value-type="string" table:number-columns-spanned="4" table:number-rows-spanned="1">
            <text:p>Data Info</text:p>
          </table:table-cell>
          <table:covered-table-cell table:style-name="ce120"/>
          <table:covered-table-cell table:number-columns-repeated="2" table:style-name="ce107"/>
          <table:table-cell table:style-name="ce73"/>
          <table:table-cell table:style-name="ce12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07"/>
          <table:table-cell table:style-name="ce77"/>
          <table:table-cell table:style-name="ce120" office:value-type="string" calcext:value-type="string" table:number-columns-spanned="2" table:number-rows-spanned="1">
            <text:p>Validation Results</text:p>
          </table:table-cell>
          <table:covered-table-cell table:style-name="ce107"/>
          <table:table-cell table:style-name="ce48"/>
          <table:table-cell table:style-name="ce120" office:value-type="string" calcext:value-type="string" table:number-columns-spanned="2" table:number-rows-spanned="1">
            <text:p>Test Results</text:p>
          </table:table-cell>
          <table:covered-table-cell table:style-name="ce107"/>
          <table:table-cell table:style-name="ce48"/>
          <table:table-cell/>
        </table:table-row>
        <table:table-row table:style-name="ro6">
          <table:table-cell table:style-name="ce48"/>
          <table:table-cell table:style-name="ce93" table:number-columns-repeated="2"/>
          <table:table-cell table:style-name="ce89" office:value-type="string" calcext:value-type="string">
            <text:p>Total %</text:p>
          </table:table-cell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93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lam</text:p>
          </table:table-cell>
          <table:table-cell table:style-name="ce93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48"/>
          <table:table-cell/>
        </table:table-row>
        <table:table-row table:style-name="ro10">
          <table:table-cell table:style-name="ce48"/>
          <table:table-cell table:style-name="ce39"/>
          <table:table-cell table:style-name="ce74"/>
          <table:table-cell table:style-name="ce47"/>
          <table:table-cell table:style-name="ce48" table:number-columns-repeated="3"/>
          <table:table-cell table:style-name="ce74" table:number-columns-repeated="10"/>
          <table:table-cell table:style-name="ce48"/>
          <table:table-cell table:style-name="ce74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1" office:value-type="string" calcext:value-type="string" table:number-columns-spanned="1" table:number-rows-spanned="4">
            <text:p>Scalar C.</text:p>
          </table:table-cell>
          <table:table-cell table:style-name="ce74"/>
          <table:table-cell table:style-name="ce108" office:value-type="float" office:value="0.25" calcext:value-type="float">
            <text:p>0.25</text:p>
          </table:table-cell>
          <table:table-cell table:style-name="ce119" office:value-type="float" office:value="30" calcext:value-type="float">
            <text:p>3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8" calcext:value-type="float">
            <text:p>8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106438" calcext:value-type="float">
            <text:p>0.106438</text:p>
          </table:table-cell>
          <table:table-cell table:style-name="ce119" office:value-type="float" office:value="0.000187" calcext:value-type="float">
            <text:p>0.0001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805094" calcext:value-type="float">
            <text:p>1.805094</text:p>
          </table:table-cell>
          <table:table-cell table:style-name="ce111" office:value-type="float" office:value="0.002487" calcext:value-type="float">
            <text:p>0.002487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90" calcext:value-type="float">
            <text:p>9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5" calcext:value-type="float">
            <text:p>5</text:p>
          </table:table-cell>
          <table:table-cell table:number-columns-repeated="3" table:style-name="ce119" office:value-type="float" office:value="4" calcext:value-type="float">
            <text:p>4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1.00421" calcext:value-type="float">
            <text:p>1.00421</text:p>
          </table:table-cell>
          <table:table-cell table:style-name="ce119" office:value-type="float" office:value="0.001107" calcext:value-type="float">
            <text:p>0.00110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9" calcext:value-type="float">
            <text:p>9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1.645507" calcext:value-type="float">
            <text:p>1.645507</text:p>
          </table:table-cell>
          <table:table-cell table:style-name="ce111" office:value-type="float" office:value="0.001467" calcext:value-type="float">
            <text:p>0.001467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10">
          <table:table-cell table:style-name="ce48"/>
          <table:table-cell table:style-name="ce93" table:number-columns-repeated="2"/>
          <table:table-cell table:style-name="ce125"/>
          <table:table-cell table:style-name="ce106" table:number-columns-repeated="3"/>
          <table:table-cell table:style-name="ce125" table:number-columns-repeated="10"/>
          <table:table-cell table:style-name="ce106"/>
          <table:table-cell table:style-name="ce125" table:number-columns-repeated="2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Matrix C.</text:p>
          </table:table-cell>
          <table:table-cell table:style-name="ce74"/>
          <table:table-cell table:style-name="ce119" office:value-type="float" office:value="0.25" calcext:value-type="float">
            <text:p>0.25</text:p>
          </table:table-cell>
          <table:table-cell table:style-name="ce119" table:number-columns-repeated="3"/>
          <table:table-cell table:style-name="ce118"/>
          <table:table-cell table:number-columns-repeated="2" table:style-name="ce119" office:value-type="float" office:value="3" calcext:value-type="float">
            <text:p>3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0.195896" calcext:value-type="float">
            <text:p>0.195896</text:p>
          </table:table-cell>
          <table:table-cell table:style-name="ce119" office:value-type="float" office:value="0.0003459" calcext:value-type="float">
            <text:p>0.0003459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8"/>
          <table:table-cell table:style-name="ce111" office:value-type="float" office:value="8" calcext:value-type="float">
            <text:p>8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0" calcext:value-type="float">
            <text:p>10</text:p>
          </table:table-cell>
          <table:table-cell table:style-name="ce111" office:value-type="float" office:value="4" calcext:value-type="float">
            <text:p>4</text:p>
          </table:table-cell>
          <table:table-cell table:style-name="ce111" office:value-type="float" office:value="10" calcext:value-type="float">
            <text:p>10</text:p>
          </table:table-cell>
          <table:table-cell table:style-name="ce143"/>
          <table:table-cell table:style-name="ce111" office:value-type="float" office:value="1.82062" calcext:value-type="float">
            <text:p>1.82062</text:p>
          </table:table-cell>
          <table:table-cell table:style-name="ce111" office:value-type="float" office:value="0.0025093" calcext:value-type="float">
            <text:p>0.0025093</text:p>
          </table:table-cell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19" office:value-type="float" office:value="0.75" calcext:value-type="float">
            <text:p>0.75</text:p>
          </table:table-cell>
          <table:table-cell table:style-name="ce119" office:value-type="float" office:value="90" calcext:value-type="float">
            <text:p>90</text:p>
          </table:table-cell>
          <table:table-cell table:number-columns-repeated="2" table:style-name="ce119" office:value-type="float" office:value="1" calcext:value-type="float">
            <text:p>1</text:p>
          </table:table-cell>
          <table:table-cell table:style-name="ce118"/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" calcext:value-type="float">
            <text:p>7</text:p>
          </table:table-cell>
          <table:table-cell table:number-columns-repeated="2" table:style-name="ce119" office:value-type="float" office:value="3" calcext:value-type="float">
            <text:p>3</text:p>
          </table:table-cell>
          <table:table-cell table:style-name="ce118"/>
          <table:table-cell table:style-name="ce119" office:value-type="float" office:value="1.060245" calcext:value-type="float">
            <text:p>1.060245</text:p>
          </table:table-cell>
          <table:table-cell table:style-name="ce119" office:value-type="float" office:value="0.0011693" calcext:value-type="float">
            <text:p>0.0011693</text:p>
          </table:table-cell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21" calcext:value-type="float">
            <text:p>12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5"/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10" calcext:value-type="float">
            <text:p>10</text:p>
          </table:table-cell>
          <table:table-cell table:style-name="ce118"/>
          <table:table-cell table:style-name="ce111" office:value-type="float" office:value="1.337718" calcext:value-type="float">
            <text:p>1.337718</text:p>
          </table:table-cell>
          <table:table-cell table:style-name="ce111" office:value-type="float" office:value="0.0011933" calcext:value-type="float">
            <text:p>0.0011933</text:p>
          </table:table-cell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/>
          <table:table-cell table:style-name="ce105" table:number-columns-repeated="6"/>
          <table:table-cell table:style-name="ce118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43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/>
          <table:table-cell table:style-name="ce122" table:number-columns-repeated="6"/>
          <table:table-cell table:style-name="ce118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22" table:number-columns-repeated="6"/>
          <table:table-cell table:style-name="ce118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VAR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106" table:number-columns-repeated="5"/>
          <table:table-cell table:style-name="ce125" table:number-columns-repeated="6"/>
          <table:table-cell table:style-name="ce106"/>
          <table:table-cell table:style-name="ce125" table:number-columns-repeated="2"/>
          <table:table-cell table:style-name="ce106" table:number-columns-repeated="3"/>
          <table:table-cell table:style-name="ce48"/>
          <table:table-cell/>
        </table:table-row>
        <table:table-row table:style-name="ro7">
          <table:table-cell table:style-name="ce48"/>
          <table:table-cell table:style-name="ce82" office:value-type="string" calcext:value-type="string" table:number-columns-spanned="1" table:number-rows-spanned="4">
            <text:p>Prophet</text:p>
          </table:table-cell>
          <table:table-cell table:style-name="ce74"/>
          <table:table-cell table:style-name="ce105" office:value-type="float" office:value="0.25" calcext:value-type="float">
            <text:p>0.25</text:p>
          </table:table-cell>
          <table:table-cell table:style-name="ce105" table:number-columns-repeated="3"/>
          <table:table-cell table:style-name="ce118" table:number-columns-repeated="3"/>
          <table:table-cell table:style-name="ce105"/>
          <table:table-cell table:style-name="ce118"/>
          <table:table-cell table:style-name="ce105"/>
          <table:table-cell table:style-name="ce118" table:number-columns-repeated="2"/>
          <table:table-cell table:style-name="ce105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5" calcext:value-type="float">
            <text:p>0.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34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74"/>
          <table:table-cell table:style-name="ce134" office:value-type="float" office:value="0.75" calcext:value-type="float">
            <text:p>0.75</text:p>
          </table:table-cell>
          <table:table-cell table:style-name="ce122" table:number-columns-repeated="3"/>
          <table:table-cell table:style-name="ce118" table:number-columns-repeated="3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 table:number-columns-repeated="2"/>
          <table:table-cell table:style-name="ce106"/>
          <table:table-cell table:style-name="ce122" table:number-columns-repeated="2"/>
          <table:table-cell table:style-name="ce48"/>
          <table:table-cell/>
        </table:table-row>
        <table:table-row table:style-name="ro7">
          <table:table-cell table:style-name="ce48"/>
          <table:covered-table-cell table:style-name="ce58"/>
          <table:table-cell table:style-name="ce93"/>
          <table:table-cell table:style-name="ce134" office:value-type="float" office:value="1" calcext:value-type="float">
            <text:p>1</text:p>
          </table:table-cell>
          <table:table-cell table:style-name="ce122" table:number-columns-repeated="3"/>
          <table:table-cell table:style-name="ce125"/>
          <table:table-cell table:style-name="ce118" table:number-columns-repeated="2"/>
          <table:table-cell table:style-name="ce122"/>
          <table:table-cell table:style-name="ce118"/>
          <table:table-cell table:style-name="ce122"/>
          <table:table-cell table:style-name="ce118" table:number-columns-repeated="2"/>
          <table:table-cell table:style-name="ce122"/>
          <table:table-cell table:style-name="ce134"/>
          <table:table-cell table:style-name="ce106"/>
          <table:table-cell table:style-name="ce122"/>
          <table:table-cell table:style-name="ce134"/>
          <table:table-cell table:style-name="ce48"/>
          <table:table-cell/>
        </table:table-row>
        <table:table-row table:style-name="ro10">
          <table:table-cell table:style-name="ce48"/>
          <table:table-cell table:style-name="ce93"/>
          <table:table-cell table:style-name="ce48"/>
          <table:table-cell table:style-name="ce49"/>
          <table:table-cell table:style-name="ce48" table:number-columns-repeated="4"/>
          <table:table-cell table:style-name="ce93" table:number-columns-repeated="6"/>
          <table:table-cell table:style-name="ce48"/>
          <table:table-cell table:style-name="ce93" table:number-columns-repeated="2"/>
          <table:table-cell table:style-name="ce48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3:36:17.4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21T18:31:26.197000000</dc:date>
    <meta:editing-duration>P2DT5H33M48S</meta:editing-duration>
    <meta:editing-cycles>178</meta:editing-cycles>
    <meta:document-statistic meta:table-count="9" meta:cell-count="1180" meta:object-count="0"/>
  </office:meta>
</office:document-meta>
</file>